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AB74FCD.png" manifest:media-type="image/png"/>
  <manifest:file-entry manifest:full-path="Pictures/1000000000000780000004381EBB78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478cm, 38.594cm, 18.82cm, 9.305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478cm, 39.111cm, 18.82cm, 9.305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411cm, 39.3cm, 15.754cm, 9.045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2.818cm, 37.429cm, 13.614cm, 8.822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2.818cm, 29.942cm, 3.721cm, 9.0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.1cm" svg:height="10.7cm" svg:x="15.8cm" svg:y="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0.5cm" svg:height="2.6cm" svg:x="2.5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5cm" svg:height="2.6cm" draw:transform="rotate (-1.5707963267949) translate (15.2cm 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0.887cm" svg:height="11.909cm" draw:transform="rotate (-1.58126830230686) translate (15.309cm 14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" draw:layer="layout" svg:width="2.8cm" svg:height="1.1cm" svg:x="12.9cm" svg:y="1.2cm">
          <draw:image xlink:href="Pictures/1000000000000780000004381EBB7816.png" xlink:type="simple" xlink:show="embed" xlink:actuate="onLoad">
            <text:p/>
          </draw:image>
        </draw:frame>
        <draw:frame draw:style-name="gr3" draw:text-style-name="P1" draw:layer="layout" svg:width="2.3cm" svg:height="1.1cm" svg:x="0.2cm" svg:y="4.2cm">
          <draw:image xlink:href="Pictures/1000000000000780000004381EBB7816.png" xlink:type="simple" xlink:show="embed" xlink:actuate="onLoad">
            <text:p/>
          </draw:image>
        </draw:frame>
        <draw:frame draw:style-name="gr4" draw:text-style-name="P1" draw:layer="layout" svg:width="2.5cm" svg:height="2.1cm" svg:x="17cm" svg:y="7.9cm">
          <draw:image xlink:href="Pictures/1000000000000780000004381EBB7816.png" xlink:type="simple" xlink:show="embed" xlink:actuate="onLoad">
            <text:p/>
          </draw:image>
        </draw:frame>
        <draw:frame draw:style-name="gr5" draw:text-style-name="P1" draw:layer="layout" svg:width="4.4cm" svg:height="2.2cm" svg:x="6.9cm" svg:y="15.4cm">
          <draw:image xlink:href="Pictures/1000000000000780000004381EBB7816.png" xlink:type="simple" xlink:show="embed" xlink:actuate="onLoad">
            <text:p/>
          </draw:image>
        </draw:frame>
        <draw:frame draw:style-name="gr6" draw:text-style-name="P1" draw:layer="layout" svg:width="12.3cm" svg:height="11.1cm" svg:x="3.4cm" svg:y="2.9cm">
          <draw:image xlink:href="Pictures/1000000000000780000004387AB74F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2:41:43.040650911</meta:creation-date>
    <dc:date>2015-09-29T14:58:09.954054438</dc:date>
    <meta:editing-duration>PT11M32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